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“Let us take the Ion Matter off your hands.”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“...My, this is far more than I imagined.”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“Could this surplus be in case we fail?”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“Is that so. Very well.”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“Good work on the development of the ST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it turn out to your satisfaction?”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es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n we must move with 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ho knows what reckless actions she might
take for the sake of her studies.”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“H... How reliable.”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